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Regular WestEuropean" svg:font-family="'Segoe UI Regular WestEuropean', 'Segoe UI', Tahoma, Arial, sans-serif"/>
    <style:font-face style:name="Segoe UI Semilight WestEuropean" svg:font-family="'Segoe UI Semilight WestEuropean', 'Segoe UI Semilight', 'Segoe UI', 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9cm" table:align="left"/>
    </style:style>
    <style:style style:name="Table1.A" style:family="table-column">
      <style:table-column-properties style:column-width="1.362cm"/>
    </style:style>
    <style:style style:name="Table1.B" style:family="table-column">
      <style:table-column-properties style:column-width="1.381cm"/>
    </style:style>
    <style:style style:name="Table1.C" style:family="table-column">
      <style:table-column-properties style:column-width="1.355cm"/>
    </style:style>
    <style:style style:name="Table1.E" style:family="table-column">
      <style:table-column-properties style:column-width="1.461cm"/>
    </style:style>
    <style:style style:name="Table1.A1" style:family="table-cell">
      <style:table-cell-properties style:vertical-align="middle" fo:padding-left="0cm" fo:padding-right="0cm" fo:padding-top="0.132cm" fo:padding-bottom="0.132cm" fo:border-left="none" fo:border-right="none" fo:border-top="0.05pt solid #5c2d91" fo:border-bottom="0.05pt solid #5c2d91"/>
    </style:style>
    <style:style style:name="Table1.B2" style:family="table-cell">
      <style:table-cell-properties style:vertical-align="middle" fo:padding="0.132cm" fo:border="0.05pt solid #5c2d91"/>
    </style:style>
    <style:style style:name="P1" style:family="paragraph" style:parent-style-name="Standard">
      <style:text-properties officeooo:rsid="000c040b" officeooo:paragraph-rsid="000c040b"/>
    </style:style>
    <style:style style:name="P2" style:family="paragraph" style:parent-style-name="Text_20_body">
      <style:paragraph-properties style:line-height-at-least="0.529cm" fo:orphans="2" fo:widows="2"/>
      <style:text-properties fo:font-variant="normal" fo:text-transform="none" fo:color="#333333" style:font-name="Segoe UI Regular WestEuropean" fo:font-size="10.5pt" fo:letter-spacing="normal" fo:font-style="normal" fo:font-weight="normal"/>
    </style:style>
    <style:style style:name="P3" style:family="paragraph" style:parent-style-name="Text_20_body" style:list-style-name="L4">
      <style:paragraph-properties style:line-height-at-least="0.529cm" fo:orphans="2" fo:widows="2"/>
      <style:text-properties fo:font-variant="normal" fo:text-transform="none" fo:color="#333333" style:font-name="Segoe UI Regular WestEuropean" fo:font-size="10.5pt" fo:letter-spacing="normal" fo:font-style="normal" fo:font-weight="normal"/>
    </style:style>
    <style:style style:name="P4" style:family="paragraph" style:parent-style-name="Text_20_body" style:list-style-name="L6">
      <style:paragraph-properties style:line-height-at-least="0.529cm" fo:orphans="2" fo:widows="2"/>
      <style:text-properties fo:font-variant="normal" fo:text-transform="none" fo:color="#333333" style:font-name="Segoe UI Regular WestEuropean" fo:font-size="10.5pt" fo:letter-spacing="normal" fo:font-style="normal" fo:font-weight="normal"/>
    </style:style>
    <style:style style:name="P5" style:family="paragraph" style:parent-style-name="Text_20_body" style:list-style-name="L8">
      <style:paragraph-properties style:line-height-at-least="0.529cm" fo:orphans="2" fo:widows="2"/>
      <style:text-properties fo:font-variant="normal" fo:text-transform="none" fo:color="#333333" style:font-name="Segoe UI Regular WestEuropean" fo:font-size="10.5pt" fo:letter-spacing="normal" fo:font-style="normal" fo:font-weight="normal"/>
    </style:style>
    <style:style style:name="P6" style:family="paragraph" style:parent-style-name="Text_20_body" style:list-style-name="L11">
      <style:paragraph-properties style:line-height-at-least="0.529cm" fo:orphans="2" fo:widows="2"/>
      <style:text-properties fo:font-variant="normal" fo:text-transform="none" fo:color="#333333" style:font-name="Segoe UI Regular WestEuropean" fo:font-size="10.5pt" fo:letter-spacing="normal" fo:font-style="normal" fo:font-weight="normal"/>
    </style:style>
    <style:style style:name="P7" style:family="paragraph" style:parent-style-name="Text_20_body">
      <style:text-properties fo:font-variant="normal" fo:text-transform="none" fo:color="#333333" style:font-name="Segoe UI Regular WestEuropean" fo:font-size="10.5pt" fo:letter-spacing="normal" fo:font-style="normal" fo:font-weight="normal" officeooo:rsid="000c040b" officeooo:paragraph-rsid="000c040b"/>
    </style:style>
    <style:style style:name="P8" style:family="paragraph" style:parent-style-name="Text_20_body">
      <style:paragraph-properties style:line-height-at-least="0.529cm" fo:orphans="2" fo:widows="2"/>
    </style:style>
    <style:style style:name="P9" style:family="paragraph" style:parent-style-name="Text_20_body">
      <style:paragraph-properties style:line-height-at-least="0.529cm" fo:text-align="center" style:justify-single-word="false" fo:orphans="2" fo:widows="2"/>
    </style:style>
    <style:style style:name="P10" style:family="paragraph" style:parent-style-name="Text_20_body">
      <style:text-properties officeooo:rsid="000c040b" officeooo:paragraph-rsid="000c040b"/>
    </style:style>
    <style:style style:name="P11" style:family="paragraph" style:parent-style-name="Text_20_body">
      <style:paragraph-properties fo:margin-left="0cm" fo:margin-right="0cm" style:line-height-at-least="0.529cm" fo:orphans="2" fo:widows="2" fo:text-indent="0cm" style:auto-text-indent="false"/>
    </style:style>
    <style:style style:name="P12" style:family="paragraph" style:parent-style-name="Text_20_body">
      <style:paragraph-properties fo:margin-left="0cm" fo:margin-right="0cm" style:line-height-at-least="0.529cm" fo:orphans="2" fo:widows="2" fo:text-indent="0cm" style:auto-text-indent="false"/>
      <style:text-properties fo:font-variant="normal" fo:text-transform="none" fo:color="#333333" style:font-name="Segoe UI Regular WestEuropean" fo:font-size="10.5pt" fo:letter-spacing="normal" fo:font-style="normal" fo:font-weight="normal"/>
    </style:style>
    <style:style style:name="P13"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14" style:family="paragraph" style:parent-style-name="Text_20_body" style:list-style-name="L2">
      <style:paragraph-properties fo:margin-left="0cm" fo:margin-right="0cm" fo:margin-top="0cm" fo:margin-bottom="0cm" loext:contextual-spacing="false" fo:text-indent="0cm" style:auto-text-indent="false" fo:padding="0cm" fo:border="none"/>
    </style:style>
    <style:style style:name="P15" style:family="paragraph" style:parent-style-name="Text_20_body" style:list-style-name="L3">
      <style:paragraph-properties fo:margin-left="0cm" fo:margin-right="0cm" fo:margin-top="0cm" fo:margin-bottom="0cm" loext:contextual-spacing="false" fo:text-indent="0cm" style:auto-text-indent="false" fo:padding="0cm" fo:border="none"/>
    </style:style>
    <style:style style:name="P16" style:family="paragraph" style:parent-style-name="Text_20_body" style:list-style-name="L5">
      <style:paragraph-properties fo:margin-left="0cm" fo:margin-right="0cm" fo:margin-top="0cm" fo:margin-bottom="0cm" loext:contextual-spacing="false" fo:text-indent="0cm" style:auto-text-indent="false" fo:padding="0cm" fo:border="none"/>
    </style:style>
    <style:style style:name="P17" style:family="paragraph" style:parent-style-name="Text_20_body" style:list-style-name="L7">
      <style:paragraph-properties fo:margin-left="0cm" fo:margin-right="0cm" fo:margin-top="0cm" fo:margin-bottom="0cm" loext:contextual-spacing="false" fo:text-indent="0cm" style:auto-text-indent="false" fo:padding="0cm" fo:border="none"/>
    </style:style>
    <style:style style:name="P18" style:family="paragraph" style:parent-style-name="Text_20_body" style:list-style-name="L9">
      <style:paragraph-properties fo:margin-left="0cm" fo:margin-right="0cm" fo:margin-top="0cm" fo:margin-bottom="0cm" loext:contextual-spacing="false" fo:text-indent="0cm" style:auto-text-indent="false" fo:padding="0cm" fo:border="none"/>
    </style:style>
    <style:style style:name="P19" style:family="paragraph" style:parent-style-name="Text_20_body" style:list-style-name="L10">
      <style:paragraph-properties fo:margin-left="0cm" fo:margin-right="0cm" fo:margin-top="0cm" fo:margin-bottom="0cm" loext:contextual-spacing="false" fo:text-indent="0cm" style:auto-text-indent="false" fo:padding="0cm" fo:border="none"/>
    </style:style>
    <style:style style:name="P20" style:family="paragraph" style:parent-style-name="Text_20_body" style:list-style-name="L12">
      <style:paragraph-properties fo:margin-left="0cm" fo:margin-right="0cm" fo:margin-top="0cm" fo:margin-bottom="0cm" loext:contextual-spacing="false" fo:text-indent="0cm" style:auto-text-indent="false" fo:padding="0cm" fo:border="none"/>
    </style:style>
    <style:style style:name="P21" style:family="paragraph" style:parent-style-name="Text_20_body">
      <style:paragraph-properties fo:margin-left="0cm" fo:margin-right="0cm" fo:margin-top="0cm" fo:margin-bottom="0.499cm" loext:contextual-spacing="false" style:line-height-at-least="0.529cm" fo:orphans="2" fo:widows="2" fo:text-indent="0cm" style:auto-text-indent="false"/>
      <style:text-properties officeooo:paragraph-rsid="000c040b"/>
    </style:style>
    <style:style style:name="P22" style:family="paragraph" style:parent-style-name="Text_20_body">
      <style:paragraph-properties fo:margin-top="0cm" fo:margin-bottom="0.499cm" loext:contextual-spacing="false" style:line-height-at-least="0.529cm" fo:orphans="2" fo:widows="2"/>
      <style:text-properties officeooo:paragraph-rsid="000c040b"/>
    </style:style>
    <style:style style:name="P23" style:family="paragraph" style:parent-style-name="Text_20_body" style:list-style-name="L6">
      <style:paragraph-properties fo:margin-top="0cm" fo:margin-bottom="0cm" loext:contextual-spacing="false" style:line-height-at-least="0.529cm" fo:orphans="2" fo:widows="2"/>
      <style:text-properties fo:font-variant="normal" fo:text-transform="none" fo:color="#333333" style:font-name="Segoe UI Regular WestEuropean" fo:font-size="10.5pt" fo:letter-spacing="normal" fo:font-style="normal" fo:font-weight="normal"/>
    </style:style>
    <style:style style:name="P24" style:family="paragraph" style:parent-style-name="Text_20_body" style:list-style-name="L8">
      <style:paragraph-properties fo:margin-top="0cm" fo:margin-bottom="0cm" loext:contextual-spacing="false" style:line-height-at-least="0.529cm" fo:orphans="2" fo:widows="2"/>
      <style:text-properties fo:font-variant="normal" fo:text-transform="none" fo:color="#333333" style:font-name="Segoe UI Regular WestEuropean" fo:font-size="10.5pt" fo:letter-spacing="normal" fo:font-style="normal" fo:font-weight="normal"/>
    </style:style>
    <style:style style:name="P25" style:family="paragraph" style:parent-style-name="Text_20_body" style:list-style-name="L11">
      <style:paragraph-properties fo:margin-top="0cm" fo:margin-bottom="0cm" loext:contextual-spacing="false" style:line-height-at-least="0.529cm" fo:orphans="2" fo:widows="2"/>
      <style:text-properties fo:font-variant="normal" fo:text-transform="none" fo:color="#333333" style:font-name="Segoe UI Regular WestEuropean" fo:font-size="10.5pt" fo:letter-spacing="normal" fo:font-style="normal" fo:font-weight="normal"/>
    </style:style>
    <style:style style:name="P26" style:family="paragraph" style:parent-style-name="Heading_20_3">
      <style:paragraph-properties fo:margin-left="0cm" fo:margin-right="0cm" style:line-height-at-least="0.529cm" fo:orphans="2" fo:widows="2" fo:text-indent="0cm" style:auto-text-indent="false"/>
      <style:text-properties fo:font-variant="normal" fo:text-transform="none" fo:color="#333333" style:font-name="Segoe UI Semilight WestEuropean" fo:font-size="12.75pt" fo:letter-spacing="normal" fo:font-style="normal" fo:font-weight="normal"/>
    </style:style>
    <style:style style:name="P27" style:family="paragraph" style:parent-style-name="Preformatted_20_Text">
      <style:paragraph-properties style:line-height-at-least="0.529cm" fo:orphans="2" fo:widows="2"/>
    </style:style>
    <style:style style:name="P28" style:family="paragraph" style:parent-style-name="Preformatted_20_Text">
      <style:paragraph-properties fo:margin-left="0cm" fo:margin-right="0cm" style:line-height-at-least="0.529cm" fo:orphans="2" fo:widows="2" fo:text-indent="0cm" style:auto-text-indent="false"/>
    </style:style>
    <style:style style:name="P29" style:family="paragraph" style:parent-style-name="Preformatted_20_Text">
      <style:paragraph-properties fo:margin-left="0cm" fo:margin-right="0cm" fo:margin-top="0cm" fo:margin-bottom="0.499cm" loext:contextual-spacing="false" style:line-height-at-least="0.529cm" fo:orphans="2" fo:widows="2" fo:text-indent="0cm" style:auto-text-indent="false"/>
    </style:style>
    <style:style style:name="P30" style:family="paragraph" style:parent-style-name="Preformatted_20_Text">
      <style:paragraph-properties fo:margin-left="0cm" fo:margin-right="0cm" fo:margin-top="0cm" fo:margin-bottom="0.499cm" loext:contextual-spacing="false" style:line-height-at-least="0.529cm" fo:orphans="2" fo:widows="2" fo:text-indent="0cm" style:auto-text-indent="false"/>
      <style:text-properties officeooo:paragraph-rsid="000c040b"/>
    </style:style>
    <style:style style:name="P31" style:family="paragraph" style:parent-style-name="Preformatted_20_Text">
      <style:paragraph-properties fo:margin-top="0cm" fo:margin-bottom="0.499cm" loext:contextual-spacing="false" style:line-height-at-least="0.529cm" fo:orphans="2" fo:widows="2"/>
    </style:style>
    <style:style style:name="P32" style:family="paragraph" style:parent-style-name="Preformatted_20_Text">
      <style:paragraph-properties fo:margin-top="0cm" fo:margin-bottom="0.499cm" loext:contextual-spacing="false" style:line-height-at-least="0.529cm" fo:orphans="2" fo:widows="2"/>
      <style:text-properties officeooo:paragraph-rsid="000c040b"/>
    </style:style>
    <style:style style:name="P33" style:family="paragraph" style:parent-style-name="Table_20_Heading">
      <style:text-properties fo:font-size="2pt" style:font-size-asian="2pt" style:font-size-complex="2pt"/>
    </style:style>
    <style:style style:name="T1" style:family="text">
      <style:text-properties fo:font-variant="normal" fo:text-transform="none" fo:color="#333333" style:font-name="Segoe UI Regular WestEuropean" fo:font-size="10.5pt" fo:letter-spacing="normal" fo:font-style="normal" fo:font-weight="normal"/>
    </style:style>
    <style:style style:name="T2" style:family="text">
      <style:text-properties fo:font-variant="normal" fo:text-transform="none" fo:color="#333333" style:font-name="Segoe UI Regular WestEuropean" fo:font-size="10.5pt" fo:letter-spacing="normal" fo:font-style="normal" fo:font-weight="normal" officeooo:rsid="000c040b"/>
    </style:style>
    <style:style style:name="T3" style:family="text">
      <style:text-properties fo:font-variant="normal" fo:text-transform="none" fo:color="#333333" fo:font-size="10.5pt" fo:letter-spacing="normal" fo:font-style="normal" fo:font-weight="normal"/>
    </style:style>
    <style:style style:name="T4" style:family="text">
      <style:text-properties fo:font-variant="normal" fo:text-transform="none" fo:color="#333333" fo:font-size="10.5pt" fo:letter-spacing="normal" fo:font-style="normal" fo:font-weight="normal" officeooo:rsid="000c040b"/>
    </style:style>
    <style:style style:name="T5" style:family="text">
      <style:text-properties fo:font-variant="normal" fo:text-transform="none" fo:color="#333333" fo:letter-spacing="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un-length encoding is a simple form of lossless data compression in which sequences of repeated data, or </text:span><text:span text:style-name="Emphasis"><text:span text:style-name="T1">runs</text:span></text:span><text:span text:style-name="T1">, are replaced by a single unit of the sequence and the number of times that unit repeats. It is most useful on data which contain many runs, such as simple graphics and animations.</text:span></text:p>
      <text:p text:style-name="P2">In this problem, you will be given an archive of files that have been compressed using a form of run-length encoding. Unfortunately, the archive was stored on a server in a datacenter that experienced an electromagnetic pulse when a transformer exploded. Some of the files may have been corrupted in the blast. Your job is to decode the archive and toss out any corrupted data.</text:p>
      <text:p text:style-name="P2">Here are the details of the encoding scheme:</text:p>
      <text:p text:style-name="P2">The original files contained arbitrary hexadecimal data expressed in ASCII. The encoding was performed by replacing runs of single hex digits with a backslash character, followed by the length of the run, followed by the digit that was repeated. The run length is always encoded by a single hex digit. Normally, this would imply that the longest compressible run is 16 digits, but since it would be counterproductive to encode runs of length 1 or 2, those runs are left unchanged, and so the longest compressible run is actually 18. Thus, a 0 run length in the encoding represents 3 repeated digits, a 1 represents 4 digits, and so on.</text:p>
      <text:p text:style-name="P2">For example, the run</text:p>
      <text:p text:style-name="P2">CCCCC</text:p>
      <text:p text:style-name="P2">would be encoded as</text:p>
      <text:p text:style-name="P2">\2C</text:p>
      <text:p text:style-name="P2">If the file contained a run longer than 18 digits, it simply broke the run into multiple encodings, starting from the left. For example, a run of 38 'A' digits would be replaced with</text:p>
      <text:p text:style-name="P2">\FA\FAAA</text:p>
      <text:h text:style-name="P26" text:outline-level="3">Input definition</text:h>
      <text:p text:style-name="P12">The input will contain an arbitrary number of lines of ASCII characters, each of which represents the run-length encoding of a single file.</text:p>
      <text:p text:style-name="P8"><text:span text:style-name="T1">In an uncorrupted file, only characters in the set </text:span><text:span text:style-name="Source_20_Text"><text:span text:style-name="T1">{0, ..., 9} U {A, ..., F} U '\\'</text:span></text:span><text:span text:style-name="T1"> will appear, and all alphabetic characters will be capitalized. In other words, a valid file will contain hexadecimal digits along with the backslash ('\') character. A corrupted file could violate any of these constraints.</text:span></text:p>
      <text:h text:style-name="P26" text:outline-level="3">Output definition</text:h>
      <text:p text:style-name="P12">Your output should contain the same number of lines as the input. On each line, print either the corresponding full, decoded file in all caps or, if the input's value indicated a courrupt file, the string "CORRUPTED".</text:p>
      <text:h text:style-name="P26" text:outline-level="3"><text:soft-page-break/>Example input</text:h>
      <text:p text:style-name="P28"><text:span text:style-name="Source_20_Text"><text:span text:style-name="T3">0\083ACD4\5B007AA2F</text:span></text:span></text:p>
      <text:p text:style-name="P27"><text:span text:style-name="Source_20_Text"><text:span text:style-name="T3">919191919191\CC</text:span></text:span></text:p>
      <text:p text:style-name="P27"><text:span text:style-name="Source_20_Text"><text:span text:style-name="T3">88C\4B23\\3A7A622D2</text:span></text:span></text:p>
      <text:p text:style-name="P31"><text:span text:style-name="Source_20_Text"><text:span text:style-name="T3">AB8a933\2R004EE</text:span></text:span></text:p>
      <text:h text:style-name="P26" text:outline-level="3">Example output</text:h>
      <text:p text:style-name="P28"><text:span text:style-name="Source_20_Text"><text:span text:style-name="T3">08883ACD4BBBBBBBB007AA2F</text:span></text:span></text:p>
      <text:p text:style-name="P27"><text:span text:style-name="Source_20_Text"><text:span text:style-name="T3">919191919191CCCCCCCCCCCCCCC</text:span></text:span></text:p>
      <text:p text:style-name="P27"><text:span text:style-name="Source_20_Text"><text:span text:style-name="T3">CORRUPTED</text:span></text:span></text:p>
      <text:p text:style-name="P31"><text:span text:style-name="Source_20_Text"><text:span text:style-name="T3">CORRUPTED</text:span></text:span></text:p>
      <text:list xml:id="list240723448396413148" text:style-name="L1">
        <text:list-header>
          <text:p text:style-name="P13"/>
        </text:list-header>
      </text:list>
      <text:p text:style-name="P1">2 (1 point):</text:p>
      <text:p text:style-name="P7">An urgent message for Agent X:</text:p>
      <text:p text:style-name="P8"><text:span text:style-name="T1">We have been seeing very high levels of intercepted traffic amongst the despicable members of the </text:span><text:span text:style-name="Emphasis"><text:span text:style-name="T1">League of Infinite Doom</text:span></text:span><text:span text:style-name="T1">. We know they are up to something and we need your help to find out what. Fortunately for you, Agent Y has a way to crack the code. A Secret Decoder Keyring, cleverly hidden in a child's cereal box, contains the key. Use this keyring. Break the coded messages. Save the world!</text:span></text:p>
      <text:h text:style-name="P26" text:outline-level="3">Input definition</text:h>
      <text:p text:style-name="P12">Your input will consist of at least two lines. The first line provides the code from the Secret Decoder Keyring. The format will be at least one &lt;token&gt;, followed by any number of other &lt;token&gt;s, each separated by a single space character. A &lt;token&gt; will always consist of one letter character (from ASCII A-Z or a-z), followed by a dash, followed by one letter character. All other lines contain the encoded messages.</text:p>
      <text:p text:style-name="P2">For instance if A maps to S, B maps to A, and C maps to W, then the first line of your input will look like this:</text:p>
      <text:p text:style-name="P2">A-S B-A C-W</text:p>
      <text:p text:style-name="P2">In the case where a letter key appears twice (e.g. "A-S B-A C-W A-R"), use only the first instance of that key (e.g. "A-S").</text:p>
      <text:p text:style-name="P2">The remaining lines are the encoded message. Using the keys above, a message that originally read 'Saw' on the first line and 'Was' on the second would look like this:</text:p>
      <text:p text:style-name="P2">Abc Cba</text:p>
      <text:p text:style-name="P2">It is noted that while key is case insensitive, the message is case sensitive. Thus, while all of the key's inputs were in upper case, the output is expected to follow the casing of the characters in the original message. Only alphabetic characters should be mapped. All other characters should be preserved the way they are.</text:p>
      <text:h text:style-name="P26" text:outline-level="3"><text:soft-page-break/>Output definition</text:h>
      <text:p text:style-name="P12">The output produced by your code breaker should be the decoded version of the input message. The output's punctuation and character casing should exactly match that of the input and non-letters should not be modified.</text:p>
      <text:p text:style-name="P2">For the example provided in this description, the output would be:</text:p>
      <text:p text:style-name="P27"><text:span text:style-name="Source_20_Text"><text:span text:style-name="T1">Saw</text:span></text:span></text:p>
      <text:p text:style-name="P31"><text:span text:style-name="Source_20_Text"><text:span text:style-name="T1">Was</text:span></text:span></text:p>
      <text:h text:style-name="P26" text:outline-level="3">Example input</text:h>
      <text:p text:style-name="P28"><text:span text:style-name="Source_20_Text"><text:span text:style-name="T3">E-A P-B J-C X-D A-E F-F R-G T-H W-I D-J I-K O-L C-M N-N Y-O G-P K-Q H-R L-S Q-T M-U U-V S-W V-X Z-Y B-Z</text:span></text:span></text:p>
      <text:p text:style-name="P31"><text:span text:style-name="Source_20_Text"><text:span text:style-name="T3">Qtwl wl e qalq callera.</text:span></text:span></text:p>
      <text:h text:style-name="P26" text:outline-level="3">Example output</text:h>
      <text:p text:style-name="P29"><text:span text:style-name="Source_20_Text"><text:span text:style-name="T3">This is a test message.</text:span></text:span></text:p>
      <text:list xml:id="list9079545480224635945" text:style-name="L2">
        <text:list-header>
          <text:p text:style-name="P14"/>
        </text:list-header>
      </text:list>
      <text:p text:style-name="P1">3 (1 point)</text:p>
      <text:p text:style-name="P7">This is a simple Tower of Hanoi problem.</text:p>
      <text:p text:style-name="P2">You will be given 3 Pegs (or vertical stands) and N disks stacked on any one of the Pegs (the 1st Peg in this example). Each disk is of different diameter and has a hole in the center.</text:p>
      <text:p text:style-name="P2">Your job is to move the Pegs from the Source peg to the Destination Peg while following the two rules below, and return the minimum number of moves it takes to do so:</text:p>
      <text:p text:style-name="P2">Rule 1: You can only move exactly 1 disk at a time (from any peg to any other peg).</text:p>
      <text:p text:style-name="P2">Rule 2: You may not stack a larger disk on top of a smaller one.</text:p>
      <text:p text:style-name="P2">You may use the left over peg for temporary storage.</text:p>
      <text:p text:style-name="P2">Example: int TowerOfHanoi(numberOfDisks, fromPeg, toPeg)</text:p>
      <text:p text:style-name="P27"><text:span text:style-name="Source_20_Text"><text:span text:style-name="T5"><text:s text:c="3"/></text:span></text:span><text:span text:style-name="Source_20_Text"><text:span text:style-name="T1">&lt;|&gt; <text:s text:c="9"/>| <text:s text:c="14"/>|</text:span></text:span></text:p>
      <text:p text:style-name="P27"><text:span text:style-name="Source_20_Text"><text:span text:style-name="T5"><text:s text:c="2"/></text:span></text:span><text:span text:style-name="Source_20_Text"><text:span text:style-name="T1">&lt;&lt;|&gt;&gt; <text:s text:c="8"/>| <text:s text:c="14"/>|</text:span></text:span></text:p>
      <text:p text:style-name="P27"><text:span text:style-name="Source_20_Text"><text:span text:style-name="T5"><text:s/></text:span></text:span><text:span text:style-name="Source_20_Text"><text:span text:style-name="T1">&lt;&lt;&lt;|&gt;&gt;&gt; <text:s text:c="7"/>| <text:s text:c="14"/>|</text:span></text:span></text:p>
      <text:p text:style-name="P27"><text:span text:style-name="Source_20_Text"><text:span text:style-name="T1">--------- <text:s text:c="2"/>--------- <text:s text:c="5"/>----------</text:span></text:span></text:p>
      <text:p text:style-name="P31"><text:span text:style-name="Source_20_Text"><text:span text:style-name="T1">Peg 1 <text:s text:c="6"/>Peg 2 <text:s text:c="10"/>Peg 3</text:span></text:span></text:p>
      <text:p text:style-name="P2">In this example, you have to move 3 disks from Peg 1 to Peg 3. Hence, Peg1 is the source or 'fromPeg'. Peg 3 is the desination or 'toPeg' and Peg 2 is the help peg for temporary storage of disks. Disks can be moved as below, where each line represents the movement of the topmost Disk from Peg -&gt; Peg, without ever placing a large disk over a small one.</text:p>
      <text:p text:style-name="P27"><text:span text:style-name="Source_20_Text"><text:span text:style-name="T1">1 -&gt; 3 <text:s text:c="17"/></text:span></text:span></text:p>
      <text:p text:style-name="P27"><text:soft-page-break/><text:span text:style-name="Source_20_Text"><text:span text:style-name="T1">1 -&gt; 2</text:span></text:span></text:p>
      <text:p text:style-name="P27"><text:span text:style-name="Source_20_Text"><text:span text:style-name="T1">3 -&gt; 2</text:span></text:span></text:p>
      <text:p text:style-name="P27"><text:span text:style-name="Source_20_Text"><text:span text:style-name="T1">1 -&gt; 3</text:span></text:span></text:p>
      <text:p text:style-name="P27"><text:span text:style-name="Source_20_Text"><text:span text:style-name="T1">2 -&gt; 1</text:span></text:span></text:p>
      <text:p text:style-name="P27"><text:span text:style-name="Source_20_Text"><text:span text:style-name="T1">2 -&gt; 3</text:span></text:span></text:p>
      <text:p text:style-name="P31"><text:span text:style-name="Source_20_Text"><text:span text:style-name="T1">1 -&gt; 3 <text:s/></text:span></text:span></text:p>
      <text:p text:style-name="P2">After the move is complete, you should return the minimum number of moves the full operation took: 7 in this case.</text:p>
      <text:p text:style-name="P2">Note: If the Disks are moving to the Same Peg, the output should be 0; that is, from Peg2 to Peg2 there will be 0 moves.</text:p>
      <text:p text:style-name="P2">You can assume that Number of Disks will be in the range of 1 to 15, inclusive. Also, the number of pegs is fixed at 3.</text:p>
      <text:h text:style-name="P26" text:outline-level="3">Input definition</text:h>
      <text:p text:style-name="P12">Each lines will contain 3 non-negative integers in the order below: numberOfDisks, fromPeg, toPeg</text:p>
      <text:p text:style-name="P2">There can be any number of lines and a "\n", "\r", or line break after each line. There is also a line break at the end of the Input.</text:p>
      <text:h text:style-name="P26" text:outline-level="3">Output definition</text:h>
      <text:p text:style-name="P12">Output should have the same number of lines (rows) as input. Each output row must contain a non-negative integer indicating the minimum number of moves it takes to complete the TowerOfHanoi operation in the corresponding input line. Each line of integer output, including the last one, should end with a line break.</text:p>
      <text:h text:style-name="P26" text:outline-level="3">Example input</text:h>
      <text:p text:style-name="P28"><text:span text:style-name="Source_20_Text"><text:span text:style-name="T3">3,1,2</text:span></text:span></text:p>
      <text:p text:style-name="P27"><text:span text:style-name="Source_20_Text"><text:span text:style-name="T3">7,1,3</text:span></text:span></text:p>
      <text:p text:style-name="P31"><text:span text:style-name="Source_20_Text"><text:span text:style-name="T3">5,1,2</text:span></text:span></text:p>
      <text:h text:style-name="P26" text:outline-level="3">Example output</text:h>
      <text:p text:style-name="P28"><text:span text:style-name="Source_20_Text"><text:span text:style-name="T3">7</text:span></text:span></text:p>
      <text:p text:style-name="P27"><text:span text:style-name="Source_20_Text"><text:span text:style-name="T3">127</text:span></text:span></text:p>
      <text:p text:style-name="P31"><text:span text:style-name="Source_20_Text"><text:span text:style-name="T3">31</text:span></text:span></text:p>
      <text:p text:style-name="P31"><text:span text:style-name="Source_20_Text"><text:span text:style-name="T3"/></text:span></text:p>
      <text:p text:style-name="P32"><text:span text:style-name="Source_20_Text"><text:span text:style-name="T4">4(1 point)</text:span></text:span></text:p>
      <text:p text:style-name="P22"><text:span text:style-name="Source_20_Text"><text:span text:style-name="T2">You are an airline consultant who has been tasked with improving plane boarding times. The airline in question has been plagued with a set of customers that appear to be very bad at </text:span></text:span><text:soft-page-break/><text:span text:style-name="Source_20_Text"><text:span text:style-name="T2">finding their seats. You suspect these passengers are just lazy and that there is a pattern to their movement. In order to test your theory, you will plot these "lazy" passengers' movements through a plane.</text:span></text:span></text:p>
      <text:p text:style-name="P2">Given a plane layout and a passenger list (in boarding order) with the "lazy" passengers tagged, your task is to plot the path that the "lazy" passengers take to their final seat to confirm your theory.</text:p>
      <text:h text:style-name="P26" text:outline-level="3">Input definition</text:h>
      <text:p text:style-name="P12">The input will consist of:</text:p>
      <text:list xml:id="list5816076932829289936" text:style-name="L4">
        <text:list-item>
          <text:p text:style-name="P3">The width of the plane (always an even number between 2 and 26).</text:p>
        </text:list-item>
        <text:list-item>
          <text:p text:style-name="P3">The length of the plane (between 1 and 1000 rows).</text:p>
        </text:list-item>
        <text:list-item>
          <text:p text:style-name="P3">A comma separated list of passengers that describes the seats that they are assigned, the order in which they board, and whether or not they are lazy (indicated with an asterisk). You can assume the list will contain no more passengers than the number of seats on the plane and that it will contain at least one passenger. There will be a minimum of 1 and a maximum of 100 lazy passengers.</text:p>
        </text:list-item>
      </text:list>
      <text:p text:style-name="P2">Consider this example passenger list:</text:p>
      <text:p text:style-name="P8"><text:span text:style-name="Source_20_Text"><text:span text:style-name="T1">A1,B2,C7,A2,D3*,A3</text:span></text:span></text:p>
      <text:p text:style-name="P2">The first passenger on to the plane will be A1 (1 based index rather than 0), followed by B2, and so on. Each of the non-lazy passengers will simply take their seats. Our first lazy passenger is the fifth person to board the plane. They will simply find the first available seat that they prefer and sit there. If a subsequent passenger is to occupy a seat a lazy passenger is in, the lazy passenger will move to the next closest seat according to their preferences.</text:p>
      <text:p text:style-name="P2">Lazy passengers will always first choose seats closer to the front of the plane (lower numerical values) and then the left most seats in a given row (lower alphabetical values). This holds true for boarding the plane as well: given an empty plane, a lazy passenger will always sit at A1. Further, every seat in a given row (increment letter values) must be exhausted before a lazy passenger will move on to the next row (increment numerical values).</text:p>
      <text:p text:style-name="P9"><text:span text:style-name="Strong_20_Emphasis"><text:span text:style-name="T1">Front of Plane</text:span></text:span></text:p>
      <table:table table:name="Table1" table:style-name="Table1">
        <table:table-column table:style-name="Table1.A"/>
        <table:table-column table:style-name="Table1.B"/>
        <table:table-column table:style-name="Table1.C"/>
        <table:table-column table:style-name="Table1.B"/>
        <table:table-column table:style-name="Table1.E"/>
        <table:table-header-rows>
          <table:table-row>
            <table:table-cell table:style-name="Table1.A1" office:value-type="string">
              <text:p text:style-name="P33"/>
            </table:table-cell>
            <table:table-cell table:style-name="Table1.A1" office:value-type="string">
              <text:p text:style-name="Table_20_Heading">Seat A</text:p>
            </table:table-cell>
            <table:table-cell table:style-name="Table1.A1" office:value-type="string">
              <text:p text:style-name="Table_20_Heading">Seat B</text:p>
            </table:table-cell>
            <table:table-cell table:style-name="Table1.A1" office:value-type="string">
              <text:p text:style-name="Table_20_Heading">Seat C</text:p>
            </table:table-cell>
            <table:table-cell table:style-name="Table1.A1" office:value-type="string">
              <text:p text:style-name="Table_20_Heading">Seat D</text:p>
            </table:table-cell>
          </table:table-row>
        </table:table-header-rows>
        <table:table-row>
          <table:table-cell table:style-name="Table1.A1" office:value-type="string">
            <text:p text:style-name="Table_20_Heading">Row 1</text:p>
          </table:table-cell>
          <table:table-cell table:style-name="Table1.B2" office:value-type="string">
            <text:p text:style-name="Table_20_Contents">A1</text:p>
          </table:table-cell>
          <table:table-cell table:style-name="Table1.B2" office:value-type="string">
            <text:p text:style-name="Table_20_Contents">B1</text:p>
          </table:table-cell>
          <table:table-cell table:style-name="Table1.B2" office:value-type="string">
            <text:p text:style-name="Table_20_Contents">C1</text:p>
          </table:table-cell>
          <table:table-cell table:style-name="Table1.B2" office:value-type="string">
            <text:p text:style-name="Table_20_Contents">D1</text:p>
          </table:table-cell>
        </table:table-row>
        <table:table-row>
          <table:table-cell table:style-name="Table1.A1" office:value-type="string">
            <text:p text:style-name="Table_20_Heading">Row 2</text:p>
          </table:table-cell>
          <table:table-cell table:style-name="Table1.B2" office:value-type="string">
            <text:p text:style-name="Table_20_Contents">A2</text:p>
          </table:table-cell>
          <table:table-cell table:style-name="Table1.B2" office:value-type="string">
            <text:p text:style-name="Table_20_Contents">B2</text:p>
          </table:table-cell>
          <table:table-cell table:style-name="Table1.B2" office:value-type="string">
            <text:p text:style-name="Table_20_Contents">C2</text:p>
          </table:table-cell>
          <table:table-cell table:style-name="Table1.B2" office:value-type="string">
            <text:p text:style-name="Table_20_Contents">D2</text:p>
          </table:table-cell>
        </table:table-row>
        <table:table-row>
          <table:table-cell table:style-name="Table1.A1" office:value-type="string">
            <text:p text:style-name="Table_20_Heading">Row 3</text:p>
          </table:table-cell>
          <table:table-cell table:style-name="Table1.B2" office:value-type="string">
            <text:p text:style-name="Table_20_Contents">A3</text:p>
          </table:table-cell>
          <table:table-cell table:style-name="Table1.B2" office:value-type="string">
            <text:p text:style-name="Table_20_Contents">B3</text:p>
          </table:table-cell>
          <table:table-cell table:style-name="Table1.B2" office:value-type="string">
            <text:p text:style-name="Table_20_Contents">C3</text:p>
          </table:table-cell>
          <table:table-cell table:style-name="Table1.B2" office:value-type="string">
            <text:p text:style-name="Table_20_Contents">D3</text:p>
          </table:table-cell>
        </table:table-row>
      </table:table>
      <text:p text:style-name="P9"><text:span text:style-name="Strong_20_Emphasis"><text:span text:style-name="T1">Rear of Plane</text:span></text:span></text:p>
      <text:h text:style-name="P26" text:outline-level="3"><text:soft-page-break/>Output definition</text:h>
      <text:p text:style-name="P12">The output will be a series of rows that describes the path of seats taken by each lazy passenger.</text:p>
      <text:p text:style-name="P2">Each row should correspond to a single lazy passenger and rows should be in the order that the lazy passengers boarded the plane (i.e. the order in that they appeared in the passenger list input). The individual rows should contain a comma separated list of the seats that each lazy passenger occupied.</text:p>
      <text:h text:style-name="P26" text:outline-level="3">Example input</text:h>
      <text:p text:style-name="P28"><text:span text:style-name="Source_20_Text"><text:span text:style-name="T3">2</text:span></text:span></text:p>
      <text:p text:style-name="P27"><text:span text:style-name="Source_20_Text"><text:span text:style-name="T3">9</text:span></text:span></text:p>
      <text:p text:style-name="P31"><text:span text:style-name="Source_20_Text"><text:span text:style-name="T3">A1,A6,B2,A3,B4,B3,A5*,A7,B1,B5,A2</text:span></text:span></text:p>
      <text:h text:style-name="P26" text:outline-level="3">Example output</text:h>
      <text:p text:style-name="P29"><text:span text:style-name="Source_20_Text"><text:span text:style-name="T3">B1,A2,A4</text:span></text:span></text:p>
      <text:list xml:id="list7288535728945346518" text:style-name="L5">
        <text:list-header>
          <text:p text:style-name="P16"/>
        </text:list-header>
      </text:list>
      <text:p text:style-name="P32"><text:span text:style-name="Source_20_Text"><text:span text:style-name="T4"/></text:span></text:p>
      <text:list xml:id="list7400127747846348632" text:style-name="L3">
        <text:list-header>
          <text:p text:style-name="P15"/>
        </text:list-header>
      </text:list>
      <text:p text:style-name="P1">5(2 points</text:p>
      <text:p text:style-name="P10"><text:span text:style-name="Emphasis"><text:span text:style-name="T1">Disaster in the Xortholian architecture scene!</text:span></text:span></text:p>
      <text:p text:style-name="P2">Xortholians pride themselves on building skyscrapers with a lot of columns in front. While the example below is much smaller to aide with understanding the problem, each skyscraper input file will have horizontal space for 100 to 200 columns, and each space will either be left blank or contain a column. Columns are completely vertical and stretch from the bottom to the top without gaps.</text:p>
      <text:p text:style-name="P8"><text:span text:style-name="T1">Normally, each skyscraper's plan is stored as a text document consisting of vertical lines (</text:span><text:span text:style-name="Source_20_Text"><text:span text:style-name="T1">|</text:span></text:span><text:span text:style-name="T1">) and asterisks (</text:span><text:span text:style-name="Source_20_Text"><text:span text:style-name="T1">*</text:span></text:span><text:span text:style-name="T1">). The vertical lines indicate a place </text:span><text:span text:style-name="Emphasis"><text:span text:style-name="T1">with</text:span></text:span><text:span text:style-name="T1"> a column and the asterisks indicate a place </text:span><text:span text:style-name="Emphasis"><text:span text:style-name="T1">without</text:span></text:span><text:span text:style-name="T1"> a column. Xortholians are silly and redundantly store a complete rectangle in the text file. Each line in the text file is supposed to be the same.</text:span></text:p>
      <text:p text:style-name="P2">For example, a thin 12-space skyscraper would look something like:</text:p>
      <text:p text:style-name="P31"><text:span text:style-name="Source_20_Text"><text:span text:style-name="T1">|***|**|*|*|</text:span></text:span></text:p>
      <text:p text:style-name="P2">If this skyscraper were 7 spaces tall, its file would look like:</text:p>
      <text:p text:style-name="P27"><text:span text:style-name="Source_20_Text"><text:span text:style-name="T1">|***|**|*|*|</text:span></text:span></text:p>
      <text:p text:style-name="P27"><text:span text:style-name="Source_20_Text"><text:span text:style-name="T1">|***|**|*|*|</text:span></text:span></text:p>
      <text:p text:style-name="P27"><text:span text:style-name="Source_20_Text"><text:span text:style-name="T1">|***|**|*|*|</text:span></text:span></text:p>
      <text:p text:style-name="P27"><text:span text:style-name="Source_20_Text"><text:span text:style-name="T1">|***|**|*|*|</text:span></text:span></text:p>
      <text:p text:style-name="P27"><text:span text:style-name="Source_20_Text"><text:span text:style-name="T1">|***|**|*|*|</text:span></text:span></text:p>
      <text:p text:style-name="P27"><text:soft-page-break/><text:span text:style-name="Source_20_Text"><text:span text:style-name="T1">|***|**|*|*|</text:span></text:span></text:p>
      <text:p text:style-name="P31"><text:span text:style-name="Source_20_Text"><text:span text:style-name="T1">|***|**|*|*|</text:span></text:span></text:p>
      <text:p text:style-name="P2">Tragically, disaster has struck and all the schemas have had their endlines erased! Furthermore, the end of each file had between 50 and 200 characters appended, which are vertical lines or asterisks at random.</text:p>
      <text:p text:style-name="P2">The example skyscraper above, with 10 characters appended, would look like:</text:p>
      <text:p text:style-name="P31"><text:span text:style-name="Source_20_Text"><text:span text:style-name="T1">|***|**|*|*||***|**|*|*||***|**|*|*||***|**|*|*||***|**|*|*||***|**|*|*||***|**|*|*|*|**||*|*||</text:span></text:span></text:p>
      <text:p text:style-name="P2">Your goal is to determine what an original file looks like based on its corrupted remains.</text:p>
      <text:p text:style-name="P2">Thankfully, our Xortholian colleagues have indicated that column patterns are never a series of repeating sub-patterns.</text:p>
      <text:h text:style-name="P26" text:outline-level="3">Input definition</text:h>
      <text:p text:style-name="P11"><text:span text:style-name="T1">The input file will contain a single line consisting of between 10,000 and 20,000 characters, all of which are either vertical bars (</text:span><text:span text:style-name="Source_20_Text"><text:span text:style-name="T1">|</text:span></text:span><text:span text:style-name="T1">) or asterisks (</text:span><text:span text:style-name="Source_20_Text"><text:span text:style-name="T1">*</text:span></text:span><text:span text:style-name="T1">).</text:span></text:p>
      <text:h text:style-name="P26" text:outline-level="3">Output definition</text:h>
      <text:p text:style-name="P12">Your output file should contain two lines.</text:p>
      <text:list xml:id="list5497986391043595623" text:style-name="L6">
        <text:list-item>
          <text:p text:style-name="P23">The first line will contain the height of the skyscraper.</text:p>
        </text:list-item>
        <text:list-item>
          <text:p text:style-name="P4">The second line will contain a single row of the skyscraper's pattern.</text:p>
        </text:list-item>
      </text:list>
      <text:h text:style-name="P26" text:outline-level="3">Example input</text:h>
      <text:p text:style-name="P29"><text:span text:style-name="Source_20_Text"><text:span text:style-name="T3">|***|**|*|*||***|**|*|*||***|**|*|*||***|**|*|*||***|**|*|*||***|**|*|*||***|**|*|*|*|**||*|*||</text:span></text:span></text:p>
      <text:h text:style-name="P26" text:outline-level="3">Example output</text:h>
      <text:p text:style-name="P28"><text:span text:style-name="Source_20_Text"><text:span text:style-name="T3">7</text:span></text:span></text:p>
      <text:p text:style-name="P31"><text:span text:style-name="Source_20_Text"><text:span text:style-name="T3">|***|**|*|*|</text:span></text:span></text:p>
      <text:list xml:id="list8287869339522120768" text:style-name="L7">
        <text:list-header>
          <text:p text:style-name="P17"/>
        </text:list-header>
      </text:list>
      <text:p text:style-name="P1">6 2 points</text:p>
      <text:p text:style-name="P7">You are a member of the proud Xorthol race, a species whose members choose friends entirely based on their hat collections.</text:p>
      <text:p text:style-name="P2">A group of Xortholian freshman have just moved into their dorms and are having trouble finding a best friend. Each refuses to make friends with any Xortholian who owns a hat they find distasteful.</text:p>
      <text:p text:style-name="P2">Your task is to find pairs of Xortholians such that each Xortholian in a pair won't find any distasteful hat owned by their new best friend.</text:p>
      <text:p text:style-name="P2"><text:soft-page-break/>Fortunately for you, Xortholians are picky to the point that they'll find most other Xortholians to be distasteful. As a result, they'll go along with the first (and likely only) potential friend they can find. This order is given in the input: the first Xortholian in the list will take the first possible friend in list order, then the second Xortholian will take the first possible friend from the remaining other Xortholians, and so on.</text:p>
      <text:p text:style-name="P2">There will always be a solution.</text:p>
      <text:h text:style-name="P26" text:outline-level="3">Input definition</text:h>
      <text:p text:style-name="P12">Each input file for this problem will contain between 150 and 300 lines (inclusive).</text:p>
      <text:p text:style-name="P8"><text:span text:style-name="T1">In particular, for each i in </text:span><text:span text:style-name="Emphasis"><text:span text:style-name="T1">0 &lt;= i &lt;= 50</text:span></text:span><text:span text:style-name="T1">:</text:span></text:p>
      <text:list xml:id="list5540097105565790547" text:style-name="L8">
        <text:list-item>
          <text:p text:style-name="P24">Lines 3 * i will have the name of a Xortholian.</text:p>
        </text:list-item>
        <text:list-item>
          <text:p text:style-name="P24">Lines (3 * i) + 1 will contain a space-separated list of adjectives that describe the Xortholian's hats.</text:p>
        </text:list-item>
        <text:list-item>
          <text:p text:style-name="P5">Lines (3 * i) + 2 will contain a space-separated list of adjectives the Xortholian finds distasteful.</text:p>
        </text:list-item>
      </text:list>
      <text:p text:style-name="P2">There will be between 50 and 100 triples (inclusive). Each Xortholian will have a unique name.</text:p>
      <text:h text:style-name="P26" text:outline-level="3">Output definition</text:h>
      <text:p text:style-name="P11"><text:span text:style-name="T1">Your output should contain </text:span><text:span text:style-name="Emphasis"><text:span text:style-name="T1">i</text:span></text:span><text:span text:style-name="T1"> lines, i.e. one line for each of the given Xortholian names.</text:span></text:p>
      <text:p text:style-name="P2">Each line should contain a Xortholian's name, a space, and the Xortholian's new best friend's name.</text:p>
      <text:p text:style-name="P2">Lines should be alphabetically ordered. Each Xortholian will appear twice: once in their own line as the first name, and once as a new best friend.</text:p>
      <text:h text:style-name="P26" text:outline-level="3">Example input</text:h>
      <text:p text:style-name="P28"><text:span text:style-name="Source_20_Text"><text:span text:style-name="T3">Aba</text:span></text:span></text:p>
      <text:p text:style-name="P27"><text:span text:style-name="Source_20_Text"><text:span text:style-name="T3">soft red</text:span></text:span></text:p>
      <text:p text:style-name="P27"><text:span text:style-name="Source_20_Text"><text:span text:style-name="T3">hard brown</text:span></text:span></text:p>
      <text:p text:style-name="P27"><text:span text:style-name="Source_20_Text"><text:span text:style-name="T3">Bab</text:span></text:span></text:p>
      <text:p text:style-name="P27"><text:span text:style-name="Source_20_Text"><text:span text:style-name="T3">hard orange</text:span></text:span></text:p>
      <text:p text:style-name="P27"><text:span text:style-name="Source_20_Text"><text:span text:style-name="T3">soft violet</text:span></text:span></text:p>
      <text:p text:style-name="P27"><text:span text:style-name="Source_20_Text"><text:span text:style-name="T3">Cen</text:span></text:span></text:p>
      <text:p text:style-name="P27"><text:span text:style-name="Source_20_Text"><text:span text:style-name="T3">thick yellow</text:span></text:span></text:p>
      <text:p text:style-name="P27"><text:span text:style-name="Source_20_Text"><text:span text:style-name="T3">quaint indigo</text:span></text:span></text:p>
      <text:p text:style-name="P27"><text:span text:style-name="Source_20_Text"><text:span text:style-name="T3">D'id</text:span></text:span></text:p>
      <text:p text:style-name="P27"><text:span text:style-name="Source_20_Text"><text:span text:style-name="T3">hard green</text:span></text:span></text:p>
      <text:p text:style-name="P31"><text:span text:style-name="Source_20_Text"><text:span text:style-name="T3">plaid blue</text:span></text:span></text:p>
      <text:h text:style-name="P26" text:outline-level="3">Example output</text:h>
      <text:p text:style-name="P28"><text:span text:style-name="Source_20_Text"><text:span text:style-name="T3">Aba Cen</text:span></text:span></text:p>
      <text:p text:style-name="P27"><text:soft-page-break/><text:span text:style-name="Source_20_Text"><text:span text:style-name="T3">Bab D'id</text:span></text:span></text:p>
      <text:p text:style-name="P27"><text:span text:style-name="Source_20_Text"><text:span text:style-name="T3">Cen Aba</text:span></text:span></text:p>
      <text:p text:style-name="P31"><text:span text:style-name="Source_20_Text"><text:span text:style-name="T3">D'id Bab</text:span></text:span></text:p>
      <text:list xml:id="list2642062512878937401" text:style-name="L9">
        <text:list-header>
          <text:p text:style-name="P18"/>
        </text:list-header>
      </text:list>
      <text:p text:style-name="P1">7 3 points</text:p>
      <text:p text:style-name="P10"><text:span text:style-name="T1">You are a judge at a tournament that has </text:span><text:span text:style-name="Emphasis"><text:span text:style-name="T1">N</text:span></text:span><text:span text:style-name="T1"> competitors and in which each participant has played a match against every other competitor. Given the results for each single match, your task is to order the competitors in a row such that the competitor at position </text:span><text:span text:style-name="Emphasis"><text:span text:style-name="T1">i</text:span></text:span><text:span text:style-name="T1"> must have won the match with the competitor listed at position </text:span><text:span text:style-name="Emphasis"><text:span text:style-name="T1">i+1</text:span></text:span><text:span text:style-name="T1">, regardless of other competitors or matches. It is noted that no match can result in a tie.</text:span></text:p>
      <text:p text:style-name="P8"><text:span text:style-name="T1">You will be given the results as a matrix with </text:span><text:span text:style-name="Emphasis"><text:span text:style-name="T1">N</text:span></text:span><text:span text:style-name="T1"> rows and </text:span><text:span text:style-name="Emphasis"><text:span text:style-name="T1">N</text:span></text:span><text:span text:style-name="T1"> columns, consisting only of the characters 'W', 'L' or '-'. 'W' in a row number </text:span><text:span text:style-name="Emphasis"><text:span text:style-name="T1">i</text:span></text:span><text:span text:style-name="T1"> and column number </text:span><text:span text:style-name="Emphasis"><text:span text:style-name="T1">j</text:span></text:span><text:span text:style-name="T1">means that competitor number </text:span><text:span text:style-name="Emphasis"><text:span text:style-name="T1">i</text:span></text:span><text:span text:style-name="T1"> won the match against competitor number </text:span><text:span text:style-name="Emphasis"><text:span text:style-name="T1">j</text:span></text:span><text:span text:style-name="T1">; 'L' means participant </text:span><text:span text:style-name="Emphasis"><text:span text:style-name="T1">i</text:span></text:span><text:span text:style-name="T1"> lost to </text:span><text:span text:style-name="Emphasis"><text:span text:style-name="T1">j</text:span></text:span><text:span text:style-name="T1">; and to indicate that a competitor can't play against themselves, '-' will always be in a row </text:span><text:span text:style-name="Emphasis"><text:span text:style-name="T1">i</text:span></text:span><text:span text:style-name="T1"> and column </text:span><text:span text:style-name="Emphasis"><text:span text:style-name="T1">j</text:span></text:span><text:span text:style-name="T1"> if and only if </text:span><text:span text:style-name="Emphasis"><text:span text:style-name="T1">i</text:span></text:span><text:span text:style-name="T1">=</text:span><text:span text:style-name="Emphasis"><text:span text:style-name="T1">j</text:span></text:span><text:span text:style-name="T1">.</text:span></text:p>
      <text:h text:style-name="P26" text:outline-level="3">Input definition</text:h>
      <text:p text:style-name="P11"><text:span text:style-name="T1">The first line of the input gives the number of competitors </text:span><text:span text:style-name="Emphasis"><text:span text:style-name="T1">N</text:span></text:span><text:span text:style-name="T1"> (8 &lt;= </text:span><text:span text:style-name="Emphasis"><text:span text:style-name="T1">N</text:span></text:span><text:span text:style-name="T1"> &lt;= 10). </text:span><text:span text:style-name="Emphasis"><text:span text:style-name="T1">N</text:span></text:span><text:span text:style-name="T1">lines follow; each line contains exactly </text:span><text:span text:style-name="Emphasis"><text:span text:style-name="T1">N</text:span></text:span><text:span text:style-name="T1"> characters: line number </text:span><text:span text:style-name="Emphasis"><text:span text:style-name="T1">i</text:span></text:span><text:span text:style-name="T1"> represents the match results of competitor number </text:span><text:span text:style-name="Emphasis"><text:span text:style-name="T1">i</text:span></text:span><text:span text:style-name="T1"> against all other competitors: 'W' represents win; 'L' represents loss; '-' represents that there was no such match and is only true when </text:span><text:span text:style-name="Emphasis"><text:span text:style-name="T1">i=j</text:span></text:span><text:span text:style-name="T1">.</text:span></text:p>
      <text:h text:style-name="P26" text:outline-level="3">Output definition</text:h>
      <text:p text:style-name="P11"><text:span text:style-name="T1">Your output should consist of one line containing a single-space-separated list of competitor numbers, such that a competitor can only be listed in position </text:span><text:span text:style-name="Emphasis"><text:span text:style-name="T1">i</text:span></text:span><text:span text:style-name="T1"> if that participant defeated the competitor listed in position </text:span><text:span text:style-name="Emphasis"><text:span text:style-name="T1">i+1</text:span></text:span><text:span text:style-name="T1">.</text:span></text:p>
      <text:p text:style-name="P2">Note: It is guaranteed that at least one solution will exist for each input you will be given. If there are multiple valid ordered lists, output the lexicographically smallest one. For example, if the valid solutions are '2 3 1' and '3 1 2', you should output '2 3 1'.</text:p>
      <text:h text:style-name="P26" text:outline-level="3">Example input</text:h>
      <text:p text:style-name="P28"><text:span text:style-name="Source_20_Text"><text:span text:style-name="T3">3</text:span></text:span></text:p>
      <text:p text:style-name="P27"><text:span text:style-name="Source_20_Text"><text:span text:style-name="T3">-LL</text:span></text:span></text:p>
      <text:p text:style-name="P27"><text:span text:style-name="Source_20_Text"><text:span text:style-name="T3">W-W</text:span></text:span></text:p>
      <text:p text:style-name="P31"><text:span text:style-name="Source_20_Text"><text:span text:style-name="T3">WL-</text:span></text:span></text:p>
      <text:h text:style-name="P26" text:outline-level="3">Example output</text:h>
      <text:p text:style-name="P29"><text:span text:style-name="Source_20_Text"><text:span text:style-name="T3">2 3 1</text:span></text:span></text:p>
      <text:p text:style-name="P29"><text:span text:style-name="Source_20_Text"><text:span text:style-name="T3"/></text:span></text:p>
      <text:p text:style-name="P30"><text:soft-page-break/><text:span text:style-name="Source_20_Text"><text:span text:style-name="T4">8(3 points)</text:span></text:span></text:p>
      <text:p text:style-name="P21"><text:span text:style-name="Source_20_Text"><text:span text:style-name="T2">Congratulations! You've won an all-expenses paid weekend trip courtesy of Xortholian Air. Xortholian Air's airplanes are world-renowned for their wonderful hospitality, so you've decided to spend as much time as possible on an airplane this weekend before ending up in a relative's city.</text:span></text:span></text:p>
      <text:p text:style-name="P2">The company will allow you to take any number of flights, to any airports, at any time, for a grand total of two days (48 hours, or 2,880 minutes). You can choose whatever flight path you want (including visiting airports multiple times) so long as you start in your home airport and end in your relative's airport.</text:p>
      <text:p text:style-name="P2">Your goal is to determine a flight path satisfying those requirements: one that maximizes the amount of time you spend airborne.</text:p>
      <text:p text:style-name="P2">You can spend any amount of time at airports between flights, including 0 minutes. Xortholians have excellent indoor transportation methods.</text:p>
      <text:h text:style-name="P26" text:outline-level="3">Input definition</text:h>
      <text:p text:style-name="P12">Your input will start with two lines, followed by a blank line.</text:p>
      <text:list xml:id="list6282927528185776775" text:style-name="L11">
        <text:list-item>
          <text:p text:style-name="P25">The first line will be the name of your starting airport.</text:p>
        </text:list-item>
        <text:list-item>
          <text:p text:style-name="P6">The second line will be the name of your ending airport.</text:p>
        </text:list-item>
      </text:list>
      <text:p text:style-name="P2">The rest of the input will be a series of 50 to 75 airport descriptors. An airport descriptor consists of the airport name on one line, followed by 15 to 25 flight descriptors, then a blank line. A flight descriptor contains a flight id, departure airport, and arrival airport in the following format:</text:p>
      <text:p text:style-name="P31"><text:span text:style-name="Source_20_Text"><text:span text:style-name="T1">Flight {FlightId} from {Departure_Airport} at {Departure_Time} to {Arrival_Airport} at {Arrival_Time}</text:span></text:span></text:p>
      <text:p text:style-name="P8"><text:span text:style-name="T1">Xortholians are understanding of the woes of string parsing, so airport names will contain underscores instead of spaces (</text:span><text:span text:style-name="Source_20_Text"><text:span text:style-name="T1">"Greater_L'howon_Heights"</text:span></text:span><text:span text:style-name="T1">rather than </text:span><text:span text:style-name="Source_20_Text"><text:span text:style-name="T1">"Greater L'howon Heights"</text:span></text:span><text:span text:style-name="T1">). They're also understanding of the woes of time parsing, so times will be in minutes from the start.</text:span></text:p>
      <text:p text:style-name="P2">Flight ids will all be unique four-digit numbers. They won't start with 0.</text:p>
      <text:h text:style-name="P26" text:outline-level="3">Output definition</text:h>
      <text:p text:style-name="P12">Your output file should contain the list of flights you've chosen, in the order in which you plan to take them. Each flight should be listed on its own line and represented by its flight id.</text:p>
      <text:h text:style-name="P26" text:outline-level="3">Example input</text:h>
      <text:p text:style-name="P28"><text:span text:style-name="Source_20_Text"><text:span text:style-name="T3">Start_Airport</text:span></text:span></text:p>
      <text:p text:style-name="P27"><text:span text:style-name="Source_20_Text"><text:span text:style-name="T3">End_Airport</text:span></text:span></text:p>
      <text:p text:style-name="P27"/>
      <text:p text:style-name="P27"><text:soft-page-break/><text:span text:style-name="Source_20_Text"><text:span text:style-name="T3">Start_Airport</text:span></text:span></text:p>
      <text:p text:style-name="P27"><text:span text:style-name="Source_20_Text"><text:span text:style-name="T3">Flight 819 from Start_Airport at 0 to End_Airport at 120</text:span></text:span></text:p>
      <text:p text:style-name="P27"><text:span text:style-name="Source_20_Text"><text:span text:style-name="T3">Flight 343 from Start_Airport at 30 to Middle_Airport at 60</text:span></text:span></text:p>
      <text:p text:style-name="P27"/>
      <text:p text:style-name="P27"><text:span text:style-name="Source_20_Text"><text:span text:style-name="T3">Middle_Airport</text:span></text:span></text:p>
      <text:p text:style-name="P27"><text:span text:style-name="Source_20_Text"><text:span text:style-name="T3">Flight 117 from Middle_Airport at 90 to End_Airport at 210</text:span></text:span></text:p>
      <text:p text:style-name="P27"/>
      <text:p text:style-name="P27"><text:span text:style-name="Source_20_Text"><text:span text:style-name="T3">End_Airport</text:span></text:span></text:p>
      <text:p text:style-name="P31"><text:span text:style-name="Source_20_Text"><text:span text:style-name="T3">Flight 9696 from End_Airport at 240 to Middle_Airport at 300</text:span></text:span></text:p>
      <text:h text:style-name="P26" text:outline-level="3">Example output</text:h>
      <text:p text:style-name="P28"><text:span text:style-name="Source_20_Text"><text:span text:style-name="T3">343</text:span></text:span></text:p>
      <text:p text:style-name="P31"><text:span text:style-name="Source_20_Text"><text:span text:style-name="T3">117</text:span></text:span></text:p>
      <text:list xml:id="list6676888574280219634" text:style-name="L12">
        <text:list-header>
          <text:p text:style-name="P20"/>
        </text:list-header>
      </text:list>
      <text:p text:style-name="P30"><text:span text:style-name="Source_20_Text"><text:span text:style-name="T4"/></text:span></text:p>
      <text:list xml:id="list4366920872771527711" text:style-name="L10">
        <text:list-header>
          <text:p text:style-name="P19"/>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Regular WestEuropean" svg:font-family="'Segoe UI Regular WestEuropean', 'Segoe UI', Tahoma, Arial, sans-serif"/>
    <style:font-face style:name="Segoe UI Semilight WestEuropean" svg:font-family="'Segoe UI Semilight WestEuropean', 'Segoe UI Semilight', 'Segoe UI', Tahom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22:11:04.481975427</meta:creation-date>
    <dc:date>2016-09-22T22:12:53.384765370</dc:date>
    <meta:editing-duration>PT1M50S</meta:editing-duration>
    <meta:editing-cycles>1</meta:editing-cycles>
    <meta:document-statistic meta:table-count="1" meta:image-count="0" meta:object-count="0" meta:page-count="11" meta:paragraph-count="241" meta:word-count="3083" meta:character-count="17630" meta:non-whitespace-character-count="14683"/>
    <meta:generator>LibreOffice/5.1.4.2$Linux_X86_64 LibreOffice_project/10m0$Build-2</meta:generator>
  </office:meta>
</office:document-meta>
</file>